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3c0619" officeooo:paragraph-rsid="003c0619"/>
    </style:style>
    <style:style style:name="P2" style:family="paragraph" style:parent-style-name="Standard">
      <style:text-properties officeooo:rsid="00232584" officeooo:paragraph-rsid="00232584"/>
    </style:style>
    <style:style style:name="P3" style:family="paragraph" style:parent-style-name="Standard">
      <style:text-properties officeooo:rsid="00232b6c" officeooo:paragraph-rsid="00232b6c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Arial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Liberation Serif"/>
    </style:style>
    <style:style style:name="P6" style:family="paragraph" style:parent-style-name="Standard">
      <style:text-properties style:font-name="Arial" officeooo:rsid="00232584" officeooo:paragraph-rsid="001ff85e"/>
    </style:style>
    <style:style style:name="P7" style:family="paragraph" style:parent-style-name="Standard">
      <style:text-properties officeooo:rsid="002d5d21" officeooo:paragraph-rsid="002d5d21"/>
    </style:style>
    <style:style style:name="P8" style:family="paragraph" style:parent-style-name="Standard">
      <style:text-properties officeooo:rsid="0030ed06" officeooo:paragraph-rsid="0030ed06"/>
    </style:style>
    <style:style style:name="P9" style:family="paragraph" style:parent-style-name="Standard">
      <style:text-properties officeooo:rsid="00395a7a" officeooo:paragraph-rsid="00395a7a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Arial" officeooo:rsid="00293097" officeooo:paragraph-rsid="00293097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erif" officeooo:paragraph-rsid="002b009d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erif" officeooo:rsid="002ba030" officeooo:paragraph-rsid="002ba030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paragraph-rsid="003c0619" style:font-weight-asian="bold" style:font-weight-complex="bold"/>
    </style:style>
    <style:style style:name="P16" style:family="paragraph" style:parent-style-name="Text_20_body">
      <loext:graphic-properties draw:fill="solid" draw:fill-color="#ffffff" draw:opacity="100%"/>
      <style:paragraph-properties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c0619"/>
    </style:style>
    <style:style style:name="P17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3c0619" officeooo:paragraph-rsid="003c0619" style:font-weight-asian="bold" style:font-weight-complex="bold"/>
    </style:style>
    <style:style style:name="P18" style:family="paragraph" style:parent-style-name="Standard">
      <style:paragraph-properties fo:line-height="100%"/>
      <style:text-properties officeooo:paragraph-rsid="003db799"/>
    </style:style>
    <style:style style:name="P19" style:family="paragraph" style:parent-style-name="Standard">
      <style:text-properties officeooo:rsid="003dd93c" officeooo:paragraph-rsid="003dd93c"/>
    </style:style>
    <style:style style:name="P20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3c0619" officeooo:paragraph-rsid="003c0619" style:font-weight-asian="bold" style:font-weight-complex="bold"/>
    </style:style>
    <style:style style:name="P21" style:family="paragraph" style:parent-style-name="Text_20_body">
      <loext:graphic-properties draw:fill="solid" draw:fill-color="#ffffff" draw:opacity="100%"/>
      <style:paragraph-properties fo:line-height="100%" fo:background-color="#ffffff"/>
      <style:text-properties officeooo:paragraph-rsid="003c0619"/>
    </style:style>
    <style:style style:name="T1" style:family="text">
      <style:text-properties style:use-window-font-color="true"/>
    </style:style>
    <style:style style:name="T2" style:family="text">
      <style:text-properties officeooo:rsid="002b009d"/>
    </style:style>
    <style:style style:name="T3" style:family="text">
      <style:text-properties style:font-name="Liberation Serif"/>
    </style:style>
    <style:style style:name="T4" style:family="text">
      <style:text-properties officeooo:rsid="003c0619"/>
    </style:style>
    <style:style style:name="T5" style:family="text">
      <style:text-properties officeooo:rsid="003fc13d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fo:color="#bbbbbb" style:font-name="Droid Sans Mono" fo:font-size="10.5pt" fo:font-weight="normal" fo:background-color="#1e1e1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me: Diego Antunes da Costa – 1º Termo Big Data no Agronegocio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1<text:span text:style-name="T3">) Quais são as formas de perda de agua peças plantas</text:span></text:p>
            <text:p text:style-name="P5">Gutação : Perda de agua na forma liquida, necessita de condições especiais</text:p>
            <text:p text:style-name="P5">Transpiração : Perda de agua na forma de vapor</text:p>
            <text:p text:style-name="P5"/>
            <text:p text:style-name="P5">2) Explique o que é Gutação</text:p>
            <text:p text:style-name="P5"><text:s/>É a perda de agua <text:s/>no estado liquido , mediante condições especiais que ocorre através dos hidatódios.</text:p>
            <text:p text:style-name="P5"/>
            <text:p text:style-name="P5">3) Explique o que é Transpiração</text:p>
            <text:p text:style-name="P5">A transpiração vegetal corresponde ao processo de dispensação de água na forma de vapor, cedida ao meio ambiente mediante um sentido unidirecional, ou seja, da ascensão hídrica desde a região radicular em direção às folhas, e dessas para a atmosfera.</text:p>
            <text:p text:style-name="P5"/>
            <text:p text:style-name="P5">4) Quais são as condições para que ocorra a gutação.</text:p>
            <text:p text:style-name="P13"><text:span text:style-name="T1">As plantas precisam transpirar para manter o equilíbrio ideal de água em seu interior, porém quando o dia está muito úmido a transpiração vegetal não ocorre ou se dá de forma muito devagar. </text:span>A gutação também ocorre à noite, pois sem o calor do Sol e com a umidade do ar elevada, a transpiração é baixa. Para compensar, entram em ação estes hidatódios, garantindo a transpiração da planta, <text:span text:style-name="T2">além disso</text:span> quando a quantidade de água absorvida pelas raízes é maior do que a capacidade da planta em eliminar água a partir das folhas.</text:p>
            <text:p text:style-name="P5"/>
            <text:p text:style-name="P5">5) Porque a transpiração considerado um mal necessario ?</text:p>
            <text:p text:style-name="P14">É um mal necessário pois existe <text:s/>o processo da fotossintese principal, e na maior parte das vezes que ocorre a transpiração, que é a perda de água na forma de vapor. Este fato não é problema desde que o solo esteja bem abastecimento de água.</text:p>
            <text:p text:style-name="P14">Pois a planta precisa transpirar para entrar o C0²</text:p>
            <text:p text:style-name="P5"/>
            <text:p text:style-name="P5">6) Para que serve a transpiração ?</text:p>
            <text:p text:style-name="P5">Transpiração é o processo pelo qual a água contida em um corpo é eliminada devido a uma elevação de temperatura externa ou interna que a permita fluir para a superfície do mesmo corpo. Apesar de qualquer corpo contendo água em sua composição estar sujeito à transpiração.</text:p>
          </table:table-cell>
        </table:table-row>
        <text:soft-page-break/>
        <table:table-row>
          <table:table-cell table:style-name="Tabela1.A2" office:value-type="string">
            <text:p text:style-name="P4"/>
          </table:table-cell>
        </table:table-row>
      </table:table>
      <text:p text:style-name="P6"/>
      <text:p text:style-name="P2"/>
      <text:p text:style-name="P2"/>
      <text:p text:style-name="P3">Xilema <text:s/>&gt; H²o e sais minerais &gt; seiva bruta ( fluxo é ascendente)</text:p>
      <text:p text:style-name="P3"/>
      <text:p text:style-name="P3">Floema &gt; H²o + sais minerais + hormonios + açucares &gt; seiva elaborada ( Fluxo &gt; Ascendente, descendente e para os lados )</text:p>
      <text:p text:style-name="P3"/>
      <text:p text:style-name="P7">Tecnicas gricolas</text:p>
      <text:p text:style-name="P7"/>
      <text:p text:style-name="P7">Preparo de Solo</text:p>
      <text:p text:style-name="P7">-Aração</text:p>
      <text:p text:style-name="P7">-Gradação</text:p>
      <text:p text:style-name="P7">-Subsolagem</text:p>
      <text:p text:style-name="P7"/>
      <text:p text:style-name="P7">Semeadura</text:p>
      <text:p text:style-name="P7">- Colocar a semente no solo fertilizante</text:p>
      <text:p text:style-name="P7"/>
      <text:p text:style-name="P7">- Preparo de solo</text:p>
      <text:p text:style-name="P7">-Normalmente <text:s/>a semeadura ocorre em linhas ou a lanço.</text:p>
      <text:p text:style-name="P7"/>
      <text:p text:style-name="P8">24/10/2019</text:p>
      <text:p text:style-name="P8"/>
      <text:p text:style-name="P8">Como deve ser feito a semeadura de uma cultura anual. (Sementes)</text:p>
      <text:p text:style-name="P8"/>
      <text:p text:style-name="P8">&gt; A disposição das sementes pode ser em linha ou à lanço</text:p>
      <text:p text:style-name="P8">&gt; De modo geral a semeadura realizada com auxilio de maquinas</text:p>
      <text:p text:style-name="P8"/>
      <text:p text:style-name="P8">Semeadora &gt; É a maquina que dosa e coloca no solo as sementes</text:p>
      <text:p text:style-name="P8"/>
      <text:p text:style-name="P9">milho : 60.000 pl/h Boletim Tecnico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1">Nutrição Mineral de plantas</text:p>
      <text:p text:style-name="Standard"/>
      <text:p text:style-name="P10">1. O que é um nutriente vegetal</text:p>
      <text:p text:style-name="P19">Os nutrientes são importantes pois ,são essenciais ao funcionamento dos processo fisiológicos da planta <text:span text:style-name="T5">ex: crescimento,fotossintese absorção,reprodução,respiração.</text:span></text:p>
      <text:p text:style-name="P10">2. <text:span text:style-name="T4">C</text:span>omo a planta absolve um nutriente</text:p>
      <text:p text:style-name="Standard"><text:span text:style-name="T7">P</text:span>ara que ocorra a absorção adequada do nutriente, tem haver com a disponibilidade de água no solo.</text:p>
      <text:p text:style-name="Standard"/>
      <text:p text:style-name="Standard"> Formas de absorção são 3.</text:p>
      <text:p text:style-name="Standard"/>
      <text:p text:style-name="Standard">- _Interceptação Radicular :_ </text:p>
      <text:p text:style-name="Standard"/>
      <text:p text:style-name="Standard">Ocorre quando o nutriente pela exploração do solo.</text:p>
      <text:p text:style-name="Standard"/>
      <text:p text:style-name="Standard">- _Difusão :_ </text:p>
      <text:p text:style-name="Standard"/>
      <text:p text:style-name="Standard">É um processo que ocorre do meio mais concentrado para o menos concentrado.</text:p>
      <text:p text:style-name="Standard"/>
      <text:p text:style-name="Standard">- _Fluxo de Massa :_</text:p>
      <text:p text:style-name="Standard"/>
      <text:p text:style-name="Standard">O nutriente é absolvido pelo movimento da H²0 que ocorre na ação da corrente transpiratória.</text:p>
      <text:p text:style-name="Standard"/>
      <text:p text:style-name="P10"/>
      <text:p text:style-name="P15">3. <text:span text:style-name="T4">C</text:span>ite quais são os nutrientes vegetais</text:p>
      <text:p text:style-name="P17">Macronutrientes</text:p>
      <text:p text:style-name="Standard">- Potássio: regula a pressão osmótica nas células vegetais.</text:p>
      <text:p text:style-name="Standard">- Nitrogênio: atua no processo de síntese de ácidos nucleicos e proteínas.</text:p>
      <text:p text:style-name="Standard">- Cálcio: atua no processo de metabolismo das plantas.</text:p>
      <text:p text:style-name="Standard">- Fósforo: entra na formação das moléculas de ácidos nucleicos e ATP.</text:p>
      <text:p text:style-name="Standard">- Magnésio: importante componente da clorofila.</text:p>
      <text:p text:style-name="P16">- Enxofre: atua na produção dos cloroplastos.</text:p>
      <text:p text:style-name="P17">Micronutrientes</text:p>
      <text:p text:style-name="P21"><text:s/>- Manganês: atua na produção de cloroplastos.</text:p>
      <text:p text:style-name="P18">- Boro: atua na divisão das células vegetais e no transporte de açúcares.</text:p>
      <text:p text:style-name="Standard">- Zinco: atua na transcrição do DNA dos vegetais.</text:p>
      <text:p text:style-name="Standard">- Ferro: importante no processo de fotossíntese.</text:p>
      <text:p text:style-name="Standard">- Cobre: atua na fotossíntese e nos processos enzimáticos.</text:p>
      <text:p text:style-name="Standard">- Molibdênio: atua, principalmente, na produção de aminoácidos.</text:p>
      <text:p text:style-name="Standard">- Cloro: é importante, principalmente, no processo osmótico.</text:p>
      <text:p text:style-name="Standard"/>
      <text:p text:style-name="P10">4. <text:span text:style-name="T4">O</text:span> que são macro nutrientes</text:p>
      <text:p text:style-name="Standard">Na Nutrição mineral de plantas os Macronutrientes são os nutrientes minerais que perfazem os critérios da essencialidade das plantas e são exigidos em grandes quantidades</text:p>
      <text:p text:style-name="Standard"/>
      <text:p text:style-name="P10">5. O que são micro nutrientes</text:p>
      <text:p text:style-name="Standard"><text:soft-page-break/>Os micronutrientes ocorrem em teores muito baixos no solo e a quantidade total varia com o material de origem e o grau de intemperização dos so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3c0619" officeooo:paragraph-rsid="003c06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uno: Diego Antunes da Costa </text:p>
        <text:p text:style-name="MP1">1º Termo Big Data/2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3:52:56.526738881</meta:creation-date>
    <dc:date>2019-10-31T15:02:16.141429828</dc:date>
    <meta:editing-duration>PT3H28M35S</meta:editing-duration>
    <meta:editing-cycles>11</meta:editing-cycles>
    <meta:generator>LibreOffice/6.0.7.3$Linux_X86_64 LibreOffice_project/00m0$Build-3</meta:generator>
    <meta:print-date>2019-10-31T07:32:05.598587852</meta:print-date>
    <meta:document-statistic meta:table-count="1" meta:image-count="0" meta:object-count="0" meta:page-count="4" meta:paragraph-count="66" meta:word-count="759" meta:character-count="4435" meta:non-whitespace-character-count="3738"/>
  </office:meta>
</office:document-meta>
</file>